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10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1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42523076923" calcext:value-type="float">
            <text:p>28.4542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67811612903" calcext:value-type="float">
            <text:p>28.7167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97305806452" calcext:value-type="float">
            <text:p>28.8897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05460645161" calcext:value-type="float">
            <text:p>28.9005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50921290323" calcext:value-type="float">
            <text:p>28.845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37375" calcext:value-type="float">
            <text:p>28.5173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36988387097" calcext:value-type="float">
            <text:p>28.463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24036129032" calcext:value-type="float">
            <text:p>28.2524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80139354839" calcext:value-type="float">
            <text:p>28.1580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00024" calcext:value-type="float">
            <text:p>28.0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7429677419" calcext:value-type="float">
            <text:p>27.9687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51031428571" calcext:value-type="float">
            <text:p>27.98510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72094545454" calcext:value-type="float">
            <text:p>28.057209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0157419355" calcext:value-type="float">
            <text:p>28.1110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1412" calcext:value-type="float">
            <text:p>28.06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73548387097" calcext:value-type="float">
            <text:p>27.99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7612903226" calcext:value-type="float">
            <text:p>28.090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40461935484" calcext:value-type="float">
            <text:p>28.2440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3220645161" calcext:value-type="float">
            <text:p>28.2513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4273548387" calcext:value-type="float">
            <text:p>28.2334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49424" calcext:value-type="float">
            <text:p>28.16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161" calcext:value-type="float">
            <text:p>28.12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7793103448" calcext:value-type="float">
            <text:p>28.0967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1150769231" calcext:value-type="float">
            <text:p>27.91311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5712516129" calcext:value-type="float">
            <text:p>27.835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02934193548" calcext:value-type="float">
            <text:p>27.6902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72629677419" calcext:value-type="float">
            <text:p>27.5572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08824" calcext:value-type="float">
            <text:p>27.4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0756137931" calcext:value-type="float">
            <text:p>27.28075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7739354839" calcext:value-type="float">
            <text:p>27.3807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64755" calcext:value-type="float">
            <text:p>27.4264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40168" calcext:value-type="float">
            <text:p>27.41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4743225806" calcext:value-type="float">
            <text:p>27.3924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91024516129" calcext:value-type="float">
            <text:p>27.379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58810322581" calcext:value-type="float">
            <text:p>27.315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1553548387" calcext:value-type="float">
            <text:p>27.2001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65174193548" calcext:value-type="float">
            <text:p>27.196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8036129032" calcext:value-type="float">
            <text:p>27.2618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928" calcext:value-type="float">
            <text:p>27.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7799" calcext:value-type="float">
            <text:p>27.347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37704827586" calcext:value-type="float">
            <text:p>27.51377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36575" calcext:value-type="float">
            <text:p>27.6913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99981935484" calcext:value-type="float">
            <text:p>27.859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95757419355" calcext:value-type="float">
            <text:p>28.0195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85287741935" calcext:value-type="float">
            <text:p>28.0985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7384" calcext:value-type="float">
            <text:p>28.05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48875" calcext:value-type="float">
            <text:p>27.9134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77254193548" calcext:value-type="float">
            <text:p>27.7177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23352258065" calcext:value-type="float">
            <text:p>27.5823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9442580645" calcext:value-type="float">
            <text:p>27.575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20921290323" calcext:value-type="float">
            <text:p>27.702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48621935484" calcext:value-type="float">
            <text:p>27.9148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37722857143" calcext:value-type="float">
            <text:p>28.1137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410525" calcext:value-type="float">
            <text:p>28.2741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73575" calcext:value-type="float">
            <text:p>28.387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972375" calcext:value-type="float">
            <text:p>28.2697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35632" calcext:value-type="float">
            <text:p>28.1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21321290323" calcext:value-type="float">
            <text:p>28.0221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5103" calcext:value-type="float">
            <text:p>27.875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3592" calcext:value-type="float">
            <text:p>27.7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01275" calcext:value-type="float">
            <text:p>27.690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95" calcext:value-type="float">
            <text:p>27.7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3855" calcext:value-type="float">
            <text:p>27.8493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19922758621" calcext:value-type="float">
            <text:p>27.92199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13225806452" calcext:value-type="float">
            <text:p>27.911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73261935484" calcext:value-type="float">
            <text:p>27.8173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69855" calcext:value-type="float">
            <text:p>27.696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99195" calcext:value-type="float">
            <text:p>27.5499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09584" calcext:value-type="float">
            <text:p>27.53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24185" calcext:value-type="float">
            <text:p>27.7324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83899354839" calcext:value-type="float">
            <text:p>28.118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6456774194" calcext:value-type="float">
            <text:p>28.4316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3163870968" calcext:value-type="float">
            <text:p>28.5623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17256" calcext:value-type="float">
            <text:p>28.74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67275" calcext:value-type="float">
            <text:p>29.0046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03991428571" calcext:value-type="float">
            <text:p>29.21039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565" calcext:value-type="float">
            <text:p>29.285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47501935484" calcext:value-type="float">
            <text:p>29.304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30498064516" calcext:value-type="float">
            <text:p>29.2930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2054193548" calcext:value-type="float">
            <text:p>29.2722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03602580645" calcext:value-type="float">
            <text:p>29.380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13141052632" calcext:value-type="float">
            <text:p>28.481314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96211612903" calcext:value-type="float">
            <text:p>28.5796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9685" calcext:value-type="float">
            <text:p>28.7039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4195862069" calcext:value-type="float">
            <text:p>28.8184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1606" calcext:value-type="float">
            <text:p>28.851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07775483871" calcext:value-type="float">
            <text:p>28.810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76544516129" calcext:value-type="float">
            <text:p>28.747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8696774193" calcext:value-type="float">
            <text:p>28.6998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35481290323" calcext:value-type="float">
            <text:p>28.6835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70412903226" calcext:value-type="float">
            <text:p>28.807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47705" calcext:value-type="float">
            <text:p>29.0247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82168" calcext:value-type="float">
            <text:p>29.2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69025" calcext:value-type="float">
            <text:p>29.5256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6632" calcext:value-type="float">
            <text:p>29.84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015675" calcext:value-type="float">
            <text:p>30.210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14348571429" calcext:value-type="float">
            <text:p>30.4214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604" calcext:value-type="float">
            <text:p>30.48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28513548387" calcext:value-type="float">
            <text:p>30.4828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8704516129" calcext:value-type="float">
            <text:p>30.43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1094193548" calcext:value-type="float">
            <text:p>30.4091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24988387097" calcext:value-type="float">
            <text:p>30.2924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8752" calcext:value-type="float">
            <text:p>30.14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089125" calcext:value-type="float">
            <text:p>29.990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83248" calcext:value-type="float">
            <text:p>29.87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49175" calcext:value-type="float">
            <text:p>29.8424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9457142857" calcext:value-type="float">
            <text:p>29.827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3455" calcext:value-type="float">
            <text:p>29.8153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51832258064" calcext:value-type="float">
            <text:p>29.795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0717419355" calcext:value-type="float">
            <text:p>29.7020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9463483871" calcext:value-type="float">
            <text:p>29.5794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08864516129" calcext:value-type="float">
            <text:p>29.460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45592258065" calcext:value-type="float">
            <text:p>29.3745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17625" calcext:value-type="float">
            <text:p>29.341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53401290323" calcext:value-type="float">
            <text:p>29.3053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3327483871" calcext:value-type="float">
            <text:p>29.2533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85501935484" calcext:value-type="float">
            <text:p>29.2285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55472" calcext:value-type="float">
            <text:p>29.29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2496" calcext:value-type="float">
            <text:p>28.87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72436129032" calcext:value-type="float">
            <text:p>28.8772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6219354839" calcext:value-type="float">
            <text:p>28.831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2872" calcext:value-type="float">
            <text:p>28.73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4996129032" calcext:value-type="float">
            <text:p>28.639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47968" calcext:value-type="float">
            <text:p>28.5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43870967742" calcext:value-type="float">
            <text:p>28.464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9845" calcext:value-type="float">
            <text:p>28.450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13808" calcext:value-type="float">
            <text:p>28.42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095825" calcext:value-type="float">
            <text:p>28.2409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16176" calcext:value-type="float">
            <text:p>28.1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4388965517" calcext:value-type="float">
            <text:p>27.97443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01716129032" calcext:value-type="float">
            <text:p>27.920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00792258064" calcext:value-type="float">
            <text:p>27.82007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89008" calcext:value-type="float">
            <text:p>27.62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9236129032" calcext:value-type="float">
            <text:p>27.4599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38648" calcext:value-type="float">
            <text:p>27.2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97855483871" calcext:value-type="float">
            <text:p>26.969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46775" calcext:value-type="float">
            <text:p>26.6024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1248" calcext:value-type="float">
            <text:p>26.2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3407483871" calcext:value-type="float">
            <text:p>26.083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62544" calcext:value-type="float">
            <text:p>26.2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4135483871" calcext:value-type="float">
            <text:p>26.574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86051428571" calcext:value-type="float">
            <text:p>27.0486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897325" calcext:value-type="float">
            <text:p>27.5989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0193548387" calcext:value-type="float">
            <text:p>28.017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06496" calcext:value-type="float">
            <text:p>28.26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3357" calcext:value-type="float">
            <text:p>28.383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3944" calcext:value-type="float">
            <text:p>28.35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0398" calcext:value-type="float">
            <text:p>28.330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8972903226" calcext:value-type="float">
            <text:p>28.416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48304" calcext:value-type="float">
            <text:p>28.28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83899354839" calcext:value-type="float">
            <text:p>28.118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17561290323" calcext:value-type="float">
            <text:p>28.061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4183225806" calcext:value-type="float">
            <text:p>28.0874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86397241379" calcext:value-type="float">
            <text:p>28.18863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41272258064" calcext:value-type="float">
            <text:p>28.2041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0208" calcext:value-type="float">
            <text:p>28.0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10836363636" calcext:value-type="float">
            <text:p>27.9510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95176" calcext:value-type="float">
            <text:p>27.83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1904" calcext:value-type="float">
            <text:p>27.73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26" meta:object-count="0"/>
    <meta:user-defined meta:name="AppVersion">3.0</meta:user-defined>
  </office:meta>
</office:document-meta>
</file>